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1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r12" style:family="presentation" style:parent-style-name="Default11-notes">
      <style:graphic-properties draw:fill-color="#ffffff" draw:auto-grow-height="true" fo:min-height="12.572cm"/>
    </style:style>
    <style:style style:name="pr13" style:family="presentation" style:parent-style-name="Default12-notes">
      <style:graphic-properties draw:fill-color="#ffffff" draw:auto-grow-height="true" fo:min-height="12.572cm"/>
    </style:style>
    <style:style style:name="pr14" style:family="presentation" style:parent-style-name="Default13-notes">
      <style:graphic-properties draw:fill-color="#ffffff" draw:auto-grow-height="true" fo:min-height="12.572cm"/>
    </style:style>
    <style:style style:name="pr15" style:family="presentation" style:parent-style-name="Default14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2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2" style:font-size-asian="28pt" style:font-style-asian="normal" style:font-weight-asian="normal" style:font-name-complex="Segoe UI2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3" style:family="text">
      <style:text-properties fo:color="#000000" style:font-name="Segoe UI" fo:font-size="28pt" fo:font-style="normal" fo:text-shadow="none" fo:font-weight="normal" style:font-name-asian="Segoe UI2" style:font-size-asian="28pt" style:font-style-asian="normal" style:font-weight-asian="normal" style:font-name-complex="Segoe UI2" style:font-size-complex="28pt" style:font-style-complex="normal" style:font-weight-complex="normal"/>
    </style:style>
    <style:style style:name="T4" style:family="text">
      <style:text-properties fo:color="#000000" style:font-name="Segoe UI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5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6" style:family="text">
      <style:text-properties fo:color="#ffffff" style:font-name="Segoe UI" fo:font-size="26pt" fo:text-shadow="1pt 1pt" style:font-name-asian="Segoe UI2" style:font-size-asian="26pt" style:font-name-complex="Segoe UI2" style:font-size-complex="26pt"/>
    </style:style>
    <style:style style:name="T7" style:family="text">
      <style:text-properties fo:color="#000000" style:font-name="Segoe UI Semibold" fo:font-size="20pt" fo:text-shadow="1pt 1pt" style:font-name-asian="Segoe UI2" style:font-size-asian="20pt" style:font-name-complex="Segoe UI2" style:font-size-complex="20pt"/>
    </style:style>
    <style:style style:name="T8" style:family="text">
      <style:text-properties fo:color="#ffffff" style:font-name="Segoe UI" fo:font-size="16pt" fo:text-shadow="1pt 1pt" style:font-name-asian="Segoe UI2" style:font-size-asian="16pt" style:font-name-complex="Segoe UI2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68cm" svg:y="0.72cm">
          <draw:text-box>
            <text:p text:style-name="P1"><text:span text:style-name="T1">HYMN #467</text:span></text:p>
            <text:p text:style-name="P1"><text:span text:style-name="T2">“</text:span><text:span text:style-name="T2">Awake, My Heart, with Gladness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4.638cm" svg:height="7.011cm" svg:x="1.545cm" svg:y="0.863cm">
          <draw:text-box>
            <text:p text:style-name="P1"><text:span text:style-name="T4">1. </text:span><text:span text:style-name="T5">Awake, my heart, with gladness,</text:span><text:span text:style-name="T5"><text:line-break/></text:span><text:span text:style-name="T5">See what today is done;</text:span><text:span text:style-name="T5"><text:line-break/></text:span><text:span text:style-name="T5">Now, after gloom and sadness,</text:span><text:span text:style-name="T5"><text:line-break/></text:span><text:span text:style-name="T5">Comes forth the glorious sun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4" draw:layer="layout" svg:width="24.384cm" svg:height="7.011cm" svg:x="1.778cm" svg:y="0.849cm">
          <draw:text-box>
            <text:p text:style-name="P1"><text:span text:style-name="T5">My Savior there was laid</text:span><text:span text:style-name="T5"><text:line-break/></text:span><text:span text:style-name="T5">Where our bed must be made</text:span><text:span text:style-name="T5"><text:line-break/></text:span><text:span text:style-name="T5">When to the realms of light</text:span><text:span text:style-name="T5"><text:line-break/></text:span><text:span text:style-name="T5">Our spirit wings its fl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4" draw:layer="layout" svg:width="24.638cm" svg:height="7.011cm" svg:x="1.524cm" svg:y="0.849cm">
          <draw:text-box>
            <text:p text:style-name="P1"><text:span text:style-name="T4">2. </text:span><text:span text:style-name="T5">The foe in triumph shouted</text:span><text:span text:style-name="T5"><text:line-break/></text:span><text:span text:style-name="T5">When Christ lay in the tomb;</text:span><text:span text:style-name="T5"><text:line-break/></text:span><text:span text:style-name="T5">But lo, he now is routed,</text:span><text:span text:style-name="T5"><text:line-break/></text:span><text:span text:style-name="T5">His boast is turned to gloo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4" draw:layer="layout" svg:width="24.638cm" svg:height="7.011cm" svg:x="1.524cm" svg:y="0.762cm">
          <draw:text-box>
            <text:p text:style-name="P1"><text:span text:style-name="T5">For Christ again is free;</text:span><text:span text:style-name="T5"><text:line-break/></text:span><text:span text:style-name="T5">In glorious victory</text:span><text:span text:style-name="T5"><text:line-break/></text:span><text:span text:style-name="T5">He who is strong to save</text:span><text:span text:style-name="T5"><text:line-break/></text:span><text:span text:style-name="T5">Has triumphed o’er the gra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5" draw:layer="layout" svg:width="24.638cm" svg:height="7.011cm" svg:x="1.524cm" svg:y="0.92cm">
          <draw:text-box>
            <text:p text:style-name="P1"><text:span text:style-name="T4">3. </text:span><text:span text:style-name="T5">This is a sight that gladdens—</text:span><text:span text:style-name="T5"><text:line-break/></text:span><text:span text:style-name="T5">What peace it doth impart!</text:span><text:span text:style-name="T5"><text:line-break/></text:span><text:span text:style-name="T5">Now nothing ever saddens</text:span><text:span text:style-name="T5"><text:line-break/></text:span><text:span text:style-name="T5">The joy within my hea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3" draw:text-style-name="P4" draw:layer="layout" svg:width="24.892cm" svg:height="7.011cm" svg:x="1.524cm" svg:y="0.863cm">
          <draw:text-box>
            <text:p text:style-name="P1"><text:span text:style-name="T5">No gloom shall ever shake,</text:span><text:span text:style-name="T5"><text:line-break/></text:span><text:span text:style-name="T5">No foe shall ever take</text:span><text:span text:style-name="T5"><text:line-break/></text:span><text:span text:style-name="T5">The hope which God’s own Son</text:span><text:span text:style-name="T5"><text:line-break/></text:span><text:span text:style-name="T5">In love for me has w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3" draw:text-style-name="P4" draw:layer="layout" svg:width="24.892cm" svg:height="7.011cm" svg:x="1.524cm" svg:y="0.863cm">
          <draw:text-box>
            <text:p text:style-name="P1"><text:span text:style-name="T4">4. </text:span><text:span text:style-name="T5">Now hell, its prince, the devil,</text:span><text:span text:style-name="T5"><text:line-break/></text:span><text:span text:style-name="T5">Of all their pow’r are shorn;</text:span><text:span text:style-name="T5"><text:line-break/></text:span><text:span text:style-name="T5">Now I am safe from evil,</text:span><text:span text:style-name="T5"><text:line-break/></text:span><text:span text:style-name="T5">And sin I laugh to scor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3" draw:text-style-name="P4" draw:layer="layout" svg:width="25.654cm" svg:height="7.011cm" svg:x="1.27cm" svg:y="0.508cm">
          <draw:text-box>
            <text:p text:style-name="P1"><text:span text:style-name="T5">Grim death with all its might</text:span><text:span text:style-name="T5"><text:line-break/></text:span><text:span text:style-name="T5">Cannot my soul affright;</text:span><text:span text:style-name="T5"><text:line-break/></text:span><text:span text:style-name="T5">It is a pow’rless form,</text:span><text:span text:style-name="T5"><text:line-break/></text:span><text:span text:style-name="T5">Howe’er it rave and stor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 presentation:presentation-page-layout-name="AL1T0">
        <draw:frame draw:style-name="gr3" draw:text-style-name="P4" draw:layer="layout" svg:width="24.892cm" svg:height="7.011cm" svg:x="1.524cm" svg:y="0.863cm">
          <draw:text-box>
            <text:p text:style-name="P1"><text:span text:style-name="T4">5. </text:span><text:span text:style-name="T5">The world against me rages,</text:span><text:span text:style-name="T5"><text:line-break/></text:span><text:span text:style-name="T5">Its fury I disdain;</text:span><text:span text:style-name="T5"><text:line-break/></text:span><text:span text:style-name="T5">Though bitter war it wages,</text:span><text:span text:style-name="T5"><text:line-break/></text:span><text:span text:style-name="T5">Its work is all in v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0" presentation:presentation-page-layout-name="AL1T0">
        <draw:frame draw:style-name="gr3" draw:text-style-name="P7" draw:layer="layout" svg:width="24.638cm" svg:height="7.011cm" svg:x="1.647cm" svg:y="1.037cm">
          <draw:text-box>
            <text:p text:style-name="P1"><text:span text:style-name="T5">My heart from care is free,</text:span><text:span text:style-name="T5"><text:line-break/></text:span><text:span text:style-name="T5">No trouble troubles me.</text:span><text:span text:style-name="T5"><text:line-break/></text:span><text:span text:style-name="T5">Misfortune now is play,</text:span><text:span text:style-name="T5"><text:line-break/></text:span><text:span text:style-name="T5">And night is bright as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1" presentation:presentation-page-layout-name="AL1T0">
        <draw:frame draw:style-name="gr3" draw:text-style-name="P4" draw:layer="layout" svg:width="24.638cm" svg:height="7.011cm" svg:x="1.683cm" svg:y="1.071cm">
          <draw:text-box>
            <text:p text:style-name="P1"><text:span text:style-name="T4">6. </text:span><text:span text:style-name="T5">Now I will cling forever</text:span><text:span text:style-name="T5"><text:line-break/></text:span><text:span text:style-name="T5">To Christ, my Savior true;</text:span><text:span text:style-name="T5"><text:line-break/></text:span><text:span text:style-name="T5">My Lord will leave me never,</text:span><text:span text:style-name="T5"><text:line-break/></text:span><text:span text:style-name="T5">Whate’er He passes throug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2" presentation:presentation-page-layout-name="AL1T0">
        <draw:frame draw:style-name="gr3" draw:text-style-name="P7" draw:layer="layout" svg:width="24.892cm" svg:height="7.011cm" svg:x="1.524cm" svg:y="0.762cm">
          <draw:text-box>
            <text:p text:style-name="P1"><text:span text:style-name="T5">He rends death’s iron chain;</text:span><text:span text:style-name="T5"><text:line-break/></text:span><text:span text:style-name="T5">He breaks through sin and pain;</text:span><text:span text:style-name="T5"><text:line-break/></text:span><text:span text:style-name="T5">He shatters hell’s grim thrall;</text:span><text:span text:style-name="T5"><text:line-break/></text:span><text:span text:style-name="T5">I follow Him through 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3" presentation:presentation-page-layout-name="AL1T0">
        <draw:frame draw:style-name="gr3" draw:text-style-name="P4" draw:layer="layout" svg:width="24.384cm" svg:height="7.011cm" svg:x="1.778cm" svg:y="1.117cm">
          <draw:text-box>
            <text:p text:style-name="P1"><text:span text:style-name="T4">7. </text:span><text:span text:style-name="T5">He brings me to the portal</text:span><text:span text:style-name="T5"><text:line-break/></text:span><text:span text:style-name="T5">That leads to bliss untold,</text:span><text:span text:style-name="T5"><text:line-break/></text:span><text:span text:style-name="T5">Whereon this rhyme immortal</text:span><text:span text:style-name="T5"><text:line-break/></text:span><text:span text:style-name="T5">Is found in script of gold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14" presentation:presentation-page-layout-name="AL1T0">
        <draw:frame draw:style-name="gr4" draw:text-style-name="P7" draw:layer="layout" svg:width="24.638cm" svg:height="12.361cm" svg:x="1.778cm" svg:y="0.875cm">
          <draw:text-box>
            <text:p text:style-name="P1"><text:span text:style-name="T5">“</text:span><text:span text:style-name="T5">Who there My cross has shared</text:span><text:span text:style-name="T5"><text:line-break/></text:span><text:span text:style-name="T5">Finds here a crown prepared;</text:span><text:span text:style-name="T5"><text:line-break/></text:span><text:span text:style-name="T5">Who there with Me has died</text:span><text:span text:style-name="T5"><text:line-break/></text:span><text:span text:style-name="T5">Shall here be glorified.”</text:span></text:p>
            <text:p text:style-name="P8"><text:span text:style-name="T6"/></text:p>
            <text:p text:style-name="P8"><text:span text:style-name="T6"/></text:p>
            <text:p text:style-name="P8"><text:span text:style-name="T7"/></text:p>
            <text:p text:style-name="P8"><text:span text:style-name="T6"><text:s text:c="13"/></text:span><text:span text:style-name="T7">Public domain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1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1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1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1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23:06:45.949000000</meta:creation-date>
    <dc:title>Hymn template</dc:title>
    <meta:editing-duration>PT32M57S</meta:editing-duration>
    <meta:editing-cycles>10</meta:editing-cycles>
    <meta:generator>LibreOffice/6.1.5.2$Windows_X86_64 LibreOffice_project/90f8dcf33c87b3705e78202e3df5142b201bd805</meta:generator>
    <meta:initial-creator>Arthur Hoch</meta:initial-creator>
    <dc:date>2019-04-19T23:33:18.834000000</dc:date>
    <meta:document-statistic meta:object-count="247"/>
    <meta:template xlink:type="simple" xlink:actuate="onRequest" xlink:title="Hymn template" xlink:href="../../AppData/Roaming/LibreOffice/4/user/template/Worship%20Templsates/Hymn%20template.otp" meta:date="2015-03-30T23:06:45.669000000"/>
  </office:meta>
</office:document-meta>
</file>